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törklasser</text:p>
      <text:p text:style-name="Standard">Varje aktörklass ska ha en unik egenskap</text:p>
      <text:p text:style-name="Standard"/>
      <text:p text:style-name="Standard">Varje aktör ska ha en mängd val när det är deras tur, valen ska påverkas av miljön man är i.</text:p>
      <text:p text:style-name="Standard"/>
      <text:p text:style-name="Standard">Förslag på funktioner i basklassen för aktörerna:</text:p>
      <text:p text:style-name="Standard"><text:tab/>type()</text:p>
      <text:p text:style-name="Standard"><text:tab/>name()</text:p>
      <text:p text:style-name="Standard"><text:tab/>action()</text:p>
      <text:p text:style-name="Standard"><text:tab/>go(direction)</text:p>
      <text:p text:style-name="Standard"><text:tab/>fight(Character)</text:p>
      <text:p text:style-name="Standard"><text:tab/>pick_up(Object)</text:p>
      <text:p text:style-name="Standard"><text:tab/>drop(Object)</text:p>
      <text:p text:style-name="Standard"><text:tab/>talk_to(Character)</text:p>
      <text:p text:style-name="Standard"/>
      <text:p text:style-name="P1">Miljö</text:p>
      <text:p text:style-name="Standard">Klasshierarki för miljöerna</text:p>
      <text:p text:style-name="Standard"/>
      <text:p text:style-name="Standard">Ett miljöobjekt ska svara på åt vilka håll man kan gå</text:p>
      <text:p text:style-name="Standard"/>
      <text:p text:style-name="Standard">Varje instans av en miljöklass ska ha en beskrivande text</text:p>
      <text:p text:style-name="Standard"/>
      <text:p text:style-name="Standard">Olika funktionalitet för olika miljöer</text:p>
      <text:p text:style-name="Standard"/>
      <text:p text:style-name="Standard">Förslag på funktioner i basklassen för miljöerna:</text:p>
      <text:p text:style-name="Standard"><text:tab/>directions()</text:p>
      <text:p text:style-name="Standard"><text:tab/>neighbour(direction)</text:p>
      <text:p text:style-name="Standard"><text:tab/>description()</text:p>
      <text:p text:style-name="Standard"><text:tab/>enter(Character)</text:p>
      <text:p text:style-name="Standard"><text:tab/>leave(Character)</text:p>
      <text:p text:style-name="Standard"><text:tab/>pick_up(Object)</text:p>
      <text:p text:style-name="Standard"><text:tab/>drop(Object)</text:p>
      <text:p text:style-name="Standard"/>
      <text:p text:style-name="P1">Föremål</text:p>
      <text:p text:style-name="P1"><text:span text:style-name="T1">Klasshierarki för föremål</text:span></text:p>
      <text:p text:style-name="P1"><text:span text:style-name="T1"/></text:p>
      <text:p text:style-name="P1"><text:span text:style-name="T1">Förslag på funktioner i basklassen för föremål:</text:span></text:p>
      <text:p text:style-name="P1"><text:span text:style-name="T1"><text:tab/>weight()</text:span></text:p>
      <text:p text:style-name="P1"><text:span text:style-name="T1"><text:tab/>volume()</text:span></text:p>
      <text:p text:style-name="P1"><text:span text:style-name="T1"><text:tab/>price()</text:span></text:p>
      <text:p text:style-name="Standard"/>
      <text:p text:style-name="P1"><text:span text:style-name="T1">Förslag på funktioner i basklassen för behållare:</text:span></text:p>
      <text:p text:style-name="P1"><text:span text:style-name="T1"><text:tab/>hold_weight()</text:span></text:p>
      <text:p text:style-name="P1"><text:span text:style-name="T1"><text:tab/>hold_volume()</text:span></text:p>
      <text:p text:style-name="P1"><text:span text:style-name="T1"><text:tab/>add(Object)</text:span></text:p>
      <text:p text:style-name="P1"><text:span text:style-name="T1"><text:tab/>remove(Object)</text:span></text:p>
      <text:p text:style-name="P1"><text:span text:style-name="T1"/></text:p>
      <text:p text:style-name="P1">Betygshöjande</text:p>
      <text:p text:style-name="P2">Medlemsfunktioner och lambdafunktioner</text:p>
      <text:p text:style-name="P2">Streams för att spara och ladda spelet till/från fil</text:p>
      <text:p text:style-name="P2">Minst 3 sorters object som kan konstrueras och destrueras under spelets gå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Aalto</meta:initial-creator>
    <meta:creation-date>2014-02-03T10:24:35</meta:creation-date>
    <dc:date>2014-02-03T11:32:33</dc:date>
    <dc:creator>Erik Aalto</dc:creator>
    <meta:editing-duration>PT52M3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0" meta:word-count="137" meta:character-count="1023" meta:non-whitespace-character-count="904"/>
  </office:meta>
</office:document-meta>
</file>